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AAAA+ArialMT" svg:font-family="BAAAAA+ArialMT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8" style:family="table-column">
      <style:table-column-properties fo:break-before="auto" style:column-width="1.365cm"/>
    </style:style>
    <style:style style:name="co9" style:family="table-column">
      <style:table-column-properties fo:break-before="auto" style:column-width="2.542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3.552cm"/>
    </style:style>
    <style:style style:name="co14" style:family="table-column">
      <style:table-column-properties fo:break-before="auto" style:column-width="3.443cm"/>
    </style:style>
    <style:style style:name="co15" style:family="table-column">
      <style:table-column-properties fo:break-before="auto" style:column-width="1.529cm"/>
    </style:style>
    <style:style style:name="co16" style:family="table-column">
      <style:table-column-properties fo:break-before="auto" style:column-width="2.487cm"/>
    </style:style>
    <style:style style:name="co17" style:family="table-column">
      <style:table-column-properties fo:break-before="auto" style:column-width="4.81cm"/>
    </style:style>
    <style:style style:name="co7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1.284cm"/>
    </style:style>
    <style:style style:name="co20" style:family="table-column">
      <style:table-column-properties fo:break-before="auto" style:column-width="3.78cm"/>
    </style:style>
    <style:style style:name="co21" style:family="table-column">
      <style:table-column-properties fo:break-before="auto" style:column-width="2.494cm"/>
    </style:style>
    <style:style style:name="co22" style:family="table-column">
      <style:table-column-properties fo:break-before="auto" style:column-width="3.288cm"/>
    </style:style>
    <style:style style:name="co23" style:family="table-column">
      <style:table-column-properties fo:break-before="auto" style:column-width="3.971cm"/>
    </style:style>
    <style:style style:name="co24" style:family="table-column">
      <style:table-column-properties fo:break-before="auto" style:column-width="10.88cm"/>
    </style:style>
    <style:style style:name="co25" style:family="table-column">
      <style:table-column-properties fo:break-before="auto" style:column-width="1.147cm"/>
    </style:style>
    <style:style style:name="co26" style:family="table-column">
      <style:table-column-properties fo:break-before="auto" style:column-width="3.635cm"/>
    </style:style>
    <style:style style:name="co27" style:family="table-column">
      <style:table-column-properties fo:break-before="auto" style:column-width="2.076cm"/>
    </style:style>
    <style:style style:name="co28" style:family="table-column">
      <style:table-column-properties fo:break-before="auto" style:column-width="2.35cm"/>
    </style:style>
    <style:style style:name="co29" style:family="table-column">
      <style:table-column-properties fo:break-before="auto" style:column-width="2.815cm"/>
    </style:style>
    <style:style style:name="co30" style:family="table-column">
      <style:table-column-properties fo:break-before="auto" style:column-width="3.334cm"/>
    </style:style>
    <style:style style:name="co31" style:family="table-column">
      <style:table-column-properties fo:break-before="auto" style:column-width="2.896cm"/>
    </style:style>
    <style:style style:name="co32" style:family="table-column">
      <style:table-column-properties fo:break-before="auto" style:column-width="3.279cm"/>
    </style:style>
    <style:style style:name="co33" style:family="table-column">
      <style:table-column-properties fo:break-before="auto" style:column-width="1.037cm"/>
    </style:style>
    <style:style style:name="co34" style:family="table-column">
      <style:table-column-properties fo:break-before="auto" style:column-width="3.799cm"/>
    </style:style>
    <style:style style:name="co35" style:family="table-column">
      <style:table-column-properties fo:break-before="auto" style:column-width="3.607cm"/>
    </style:style>
    <style:style style:name="co36" style:family="table-column">
      <style:table-column-properties fo:break-before="auto" style:column-width="3.717cm"/>
    </style:style>
    <style:style style:name="co37" style:family="table-column">
      <style:table-column-properties fo:break-before="auto" style:column-width="2.732cm"/>
    </style:style>
    <style:style style:name="co38" style:family="table-column">
      <style:table-column-properties fo:break-before="auto" style:column-width="10.716cm"/>
    </style:style>
    <style:style style:name="ro1" style:family="table-row">
      <style:table-row-properties style:row-height="0.76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0.42cm" fo:break-before="auto" style:use-optimal-row-height="fals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0.762cm" fo:break-before="auto" style:use-optimal-row-height="true"/>
    </style:style>
    <style:style style:name="ro10" style:family="table-row">
      <style:table-row-properties style:row-height="0.755cm" fo:break-before="auto" style:use-optimal-row-height="true"/>
    </style:style>
    <style:style style:name="ro11" style:family="table-row">
      <style:table-row-properties style:row-height="0.446cm" fo:break-before="auto" style:use-optimal-row-height="true"/>
    </style:style>
    <style:style style:name="ro12" style:family="table-row">
      <style:table-row-properties style:row-height="1.947cm" fo:break-before="auto" style:use-optimal-row-height="true"/>
    </style:style>
    <style:style style:name="ro1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wrap-option="wrap" fo:border="0.002cm solid #000000" fo:padding="0.199cm" style:vertical-align="to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02cm solid #000000" fo:padding="0.199cm" style:vertical-align="top"/>
      <style:text-properties style:font-name="DejaVu Sans"/>
    </style:style>
    <style:style style:name="ce12" style:family="table-cell" style:parent-style-name="Default">
      <style:table-cell-properties style:text-align-source="value-type" style:repeat-content="false" fo:wrap-option="wrap" fo:border="0.002cm solid #000000" fo:padding="0.199cm" style:vertical-align="to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02cm solid #000000" fo:padding="0.199cm" style:vertical-align="to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02cm solid #000000" fo:padding="0.199cm" style:vertical-align="top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15" style:family="table-cell" style:parent-style-name="Default">
      <style:table-cell-properties fo:wrap-option="wrap" fo:border="0.002cm solid #000000" fo:padding="0.199cm" style:vertical-align="top"/>
      <style:text-properties style:font-name="DejaVu Sans" fo:language="en" fo:country="US" style:font-name-asian="文泉驛微米黑" style:language-asian="en" style:country-asian="US" style:font-name-complex="Lohit Hindi" style:language-complex="en" style:country-complex="US"/>
    </style:style>
    <style:style style:name="ce16" style:family="table-cell" style:parent-style-name="Default">
      <style:text-properties style:use-window-font-color="true" style:text-outline="false" style:text-line-through-style="none" style:font-name="BAAAAA+ArialM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DejaVu Sans"/>
    </style:style>
    <style:style style:name="ce4" style:family="table-cell" style:parent-style-name="Default">
      <style:table-cell-properties style:text-align-source="value-type" style:repeat-content="false" fo:border="0.002cm solid #000000" fo:padding="0.199cm" style:vertical-align="to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02cm solid #000000" fo:padding="0.199cm" style:vertical-align="to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02cm solid #000000" fo:padding="0.199cm" style:vertical-align="to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DejaVu Sans" fo:font-weight="bold" style:font-weight-asian="bold" style:font-weight-complex="bold"/>
    </style:style>
    <style:style style:name="ce21" style:family="table-cell" style:parent-style-name="Default">
      <style:table-cell-properties style:text-align-source="value-type" style:repeat-content="false" fo:border="0.002cm solid #000000" fo:padding="0.199cm" style:vertical-align="top"/>
      <style:text-properties style:font-name="DejaVu Sans"/>
    </style:style>
    <style:style style:name="ce22" style:family="table-cell" style:parent-style-name="Default">
      <style:table-cell-properties style:text-align-source="fix" style:repeat-content="false" fo:border="0.002cm solid #000000" fo:padding="0.199cm" style:vertical-align="top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02cm solid #000000" fo:padding="0.199cm" style:vertical-align="top"/>
      <style:paragraph-properties fo:text-align="start" fo:margin-left="0cm"/>
      <style:text-properties style:font-name="DejaVu Sans"/>
    </style:style>
    <style:style style:name="ce24" style:family="table-cell" style:parent-style-name="Default" style:data-style-name="N108">
      <style:table-cell-properties fo:wrap-option="wrap" fo:border="0.002cm solid #000000" fo:padding="0.199cm" style:vertical-align="to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8"/>
    <style:style style:name="ce26" style:family="table-cell" style:parent-style-name="Default">
      <style:table-cell-properties fo:wrap-option="wrap" fo:border="0.002cm solid #000000" fo:padding="0.199cm" style:vertical-align="top"/>
      <style:text-properties style:font-name="DejaVu Sans" style:font-name-asian="文泉驛微米黑" style:font-name-complex="Lohit Hindi"/>
    </style:style>
    <style:style style:name="T1" style:family="text">
      <style:text-properties style:font-name="DejaVu Sans" style:font-name-asian="文泉驛微米黑" style:font-name-complex="Lohit Hindi"/>
    </style:style>
  </office:automatic-styles>
  <office:body>
    <office:spreadsheet>
      <table:table table:name="Regelklassen" table:style-name="ta1" table:print="false"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table:number-columns-spanned="6" table:number-rows-spanned="1">
            <text:p>Definition von Regelklassen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0">
          <table:table-cell table:style-name="ce19" office:value-type="string">
            <text:p>ID</text:p>
          </table:table-cell>
          <table:table-cell table:style-name="ce19" office:value-type="string">
            <text:p>Name</text:p>
          </table:table-cell>
          <table:table-cell table:style-name="ce19" office:value-type="string">
            <text:p>Wirkt auf</text:p>
          </table:table-cell>
          <table:table-cell table:style-name="ce19" office:value-type="string">
            <text:p>Bezüglich</text:p>
          </table:table-cell>
          <table:table-cell table:style-name="ce22" office:value-type="string">
            <text:p>Ansprechpartner</text:p>
          </table:table-cell>
          <table:table-cell table:style-name="ce19" office:value-type="string">
            <text:p>Beschreibung</text:p>
          </table:table-cell>
          <table:table-cell table:number-columns-repeated="1018"/>
        </table:table-row>
        <table:table-row table:style-name="ro10">
          <table:table-cell table:style-name="ce4" office:value-type="string">
            <text:p>RK1</text:p>
          </table:table-cell>
          <table:table-cell table:style-name="ce21" office:value-type="string">
            <text:p>Global</text:p>
          </table:table-cell>
          <table:table-cell table:style-name="ce21" office:value-type="string">
            <text:p>Alle BS</text:p>
          </table:table-cell>
          <table:table-cell table:style-name="ce21" office:value-type="string">
            <text:p>Global</text:p>
          </table:table-cell>
          <table:table-cell table:style-name="ce21" office:value-type="string">
            <text:p>FZI – iBOSS1</text:p>
          </table:table-cell>
          <table:table-cell table:style-name="ce23" office:value-type="string">
            <text:p>Globale Regeln zur Optimierung des gesamten Satelliten</text:p>
          </table:table-cell>
          <table:table-cell table:number-columns-repeated="1018"/>
        </table:table-row>
        <table:table-row table:style-name="ro10">
          <table:table-cell table:style-name="ce4" office:value-type="string">
            <text:p>RK2</text:p>
          </table:table-cell>
          <table:table-cell table:style-name="ce21" office:value-type="string">
            <text:p>BS relativ</text:p>
          </table:table-cell>
          <table:table-cell table:style-name="ce21" office:value-type="string">
            <text:p>BS</text:p>
          </table:table-cell>
          <table:table-cell table:style-name="ce21" office:value-type="string">
            <text:p>KS relativer BS</text:p>
          </table:table-cell>
          <table:table-cell table:style-name="ce21" office:value-type="string">
            <text:p>FZI – iBOSS1</text:p>
          </table:table-cell>
          <table:table-cell table:style-name="ce23" office:value-type="string">
            <text:p>Regeln zwischen zwei Bausteinen</text:p>
          </table:table-cell>
          <table:table-cell table:number-columns-repeated="1018"/>
        </table:table-row>
        <table:table-row table:style-name="ro10">
          <table:table-cell table:style-name="ce4" office:value-type="string">
            <text:p>RK3</text:p>
          </table:table-cell>
          <table:table-cell table:style-name="ce21" office:value-type="string">
            <text:p>BS spezifisch</text:p>
          </table:table-cell>
          <table:table-cell table:style-name="ce21" office:value-type="string">
            <text:p>BS</text:p>
          </table:table-cell>
          <table:table-cell table:style-name="ce21" office:value-type="string">
            <text:p>Satelliten KS</text:p>
          </table:table-cell>
          <table:table-cell table:style-name="ce21" office:value-type="string">
            <text:p>FZI – iBOSS1</text:p>
          </table:table-cell>
          <table:table-cell table:style-name="ce23" office:value-type="string">
            <text:p>Regeln die speziell für einen Baustein gelten</text:p>
          </table:table-cell>
          <table:table-cell table:number-columns-repeated="1018"/>
        </table:table-row>
        <table:table-row table:style-name="ro10">
          <table:table-cell table:style-name="ce4" office:value-type="string">
            <text:p>...</text:p>
          </table:table-cell>
          <table:table-cell table:number-columns-repeated="5" table:style-name="ce21" office:value-type="string">
            <text:p>...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0" office:value-type="string">
            <text:p>Abkürzungen</text:p>
          </table:table-cell>
          <table:table-cell table:number-columns-repeated="1023"/>
        </table:table-row>
        <table:table-row table:style-name="ro2">
          <table:table-cell office:value-type="string">
            <text:p>BS</text:p>
          </table:table-cell>
          <table:table-cell office:value-type="string">
            <text:p>Baustein</text:p>
          </table:table-cell>
          <table:table-cell table:number-columns-repeated="1022"/>
        </table:table-row>
        <table:table-row table:style-name="ro2">
          <table:table-cell office:value-type="string">
            <text:p>KS</text:p>
          </table:table-cell>
          <table:table-cell office:value-type="string">
            <text:p>Koordinatensystem</text:p>
          </table:table-cell>
          <table:table-cell table:number-columns-repeated="1022"/>
        </table:table-row>
        <table:table-row table:style-name="ro2">
          <table:table-cell office:value-type="string">
            <text:p>Sat-KS</text:p>
          </table:table-cell>
          <table:table-cell office:value-type="string">
            <text:p>Satelliten Koordinatensystem</text:p>
          </table:table-cell>
          <table:table-cell table:number-columns-repeated="1022"/>
        </table:table-row>
        <table:table-row table:style-name="ro11">
          <table:table-cell office:value-type="string">
            <text:p>FOV</text:p>
          </table:table-cell>
          <table:table-cell office:value-type="string">
            <text:p>Field-of-View (Sichtkegel von Sensoren, ...)</text:p>
          </table:table-cell>
          <table:table-cell table:number-columns-repeated="1022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style-name="Default" table:number-columns-repeated="5"/>
          <table:table-cell table:number-columns-repeated="1019"/>
        </table:table-row>
        <table:table-row table:style-name="ro11" table:number-rows-repeated="3">
          <table:table-cell table:style-name="Default" table:number-columns-repeated="2"/>
          <table:table-cell table:number-columns-repeated="1022"/>
        </table:table-row>
        <table:table-row table:style-name="ro11" table:number-rows-repeated="104855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Regeltypen" table:style-name="ta1" table:print="false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7" table:number-columns-repeated="1014" table:default-cell-style-name="ce2"/>
        <table:table-row table:style-name="ro1">
          <table:table-cell table:style-name="ce1" office:value-type="string" table:number-columns-spanned="10" table:number-rows-spanned="1">
            <text:p>Definition von Regeltypen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5">
          <table:table-cell table:style-name="ce9" office:value-type="string">
            <text:p>ID</text:p>
          </table:table-cell>
          <table:table-cell table:style-name="ce9" office:value-type="string">
            <text:p>Name</text:p>
          </table:table-cell>
          <table:table-cell table:style-name="ce9" office:value-type="string">
            <text:p>RK</text:p>
          </table:table-cell>
          <table:table-cell table:style-name="ce9" office:value-type="string">
            <text:p>Wirkt auf</text:p>
          </table:table-cell>
          <table:table-cell table:style-name="ce9" office:value-type="string">
            <text:p>Bezüglich</text:p>
          </table:table-cell>
          <table:table-cell table:style-name="ce9" office:value-type="string">
            <text:p>Messung</text:p>
          </table:table-cell>
          <table:table-cell table:style-name="ce9" office:value-type="string">
            <text:p>Bewertungs-methode</text:p>
          </table:table-cell>
          <table:table-cell table:style-name="ce9" office:value-type="string">
            <text:p>Impl.</text:p>
          </table:table-cell>
          <table:table-cell table:style-name="ce14" office:value-type="string">
            <text:p>Ansprech-partner</text:p>
          </table:table-cell>
          <table:table-cell table:style-name="ce9" office:value-type="string">
            <text:p>Beschreibung</text:p>
          </table:table-cell>
          <table:table-cell table:number-columns-repeated="1014"/>
        </table:table-row>
        <table:table-row table:style-name="ro6">
          <table:table-cell table:style-name="ce10" office:value-type="string">
            <text:p>RT1</text:p>
          </table:table-cell>
          <table:table-cell table:style-name="ce11" office:value-type="string">
            <text:p>Zusammen-hängender BS-Verbund</text:p>
          </table:table-cell>
          <table:table-cell table:style-name="ce4" office:value-type="string">
            <text:p>RK1</text:p>
          </table:table-cell>
          <table:table-cell table:style-name="ce11" office:value-type="string">
            <text:p>Ausge-wählte BS</text:p>
          </table:table-cell>
          <table:table-cell table:style-name="ce11" office:value-type="string">
            <text:p>Ausge-wählte BS</text:p>
          </table:table-cell>
          <table:table-cell table:style-name="ce11" office:value-type="string">
            <text:p>Anzahl zusammen-hängender BS</text:p>
          </table:table-cell>
          <table:table-cell table:style-name="ce11" office:value-type="string">
            <text:p>Algorithmus: Floodfill</text:p>
          </table:table-cell>
          <table:table-cell table:style-name="ce11" office:value-type="string">
            <text:p>Ja</text:p>
          </table:table-cell>
          <table:table-cell table:style-name="ce11" office:value-type="string">
            <text:p>FZI – iBOSS1</text:p>
          </table:table-cell>
          <table:table-cell table:style-name="ce11" office:value-type="string">
            <text:p>&lt;bitte ausfüllen&gt;</text:p>
          </table:table-cell>
          <table:table-cell table:number-columns-repeated="1014"/>
        </table:table-row>
        <table:table-row table:style-name="ro6">
          <table:table-cell table:style-name="ce10" office:value-type="string">
            <text:p>RT2</text:p>
          </table:table-cell>
          <table:table-cell table:style-name="ce11" office:value-type="string">
            <text:p>Schwer-punkt</text:p>
          </table:table-cell>
          <table:table-cell table:style-name="ce4" office:value-type="string">
            <text:p>RK1</text:p>
          </table:table-cell>
          <table:table-cell table:style-name="ce11" office:value-type="string">
            <text:p>Verteilung aller BS</text:p>
          </table:table-cell>
          <table:table-cell table:style-name="ce11" office:value-type="string">
            <text:p>Alle BS</text:p>
          </table:table-cell>
          <table:table-cell table:style-name="ce11" office:value-type="string">
            <text:p>Abstand Massen- u. geometrischer Schwerpunkt</text:p>
          </table:table-cell>
          <table:table-cell table:style-name="ce11" office:value-type="string">
            <text:p>Formel: Schwerpunkte</text:p>
          </table:table-cell>
          <table:table-cell table:style-name="ce11" office:value-type="string">
            <text:p>Nein</text:p>
          </table:table-cell>
          <table:table-cell table:style-name="ce11" office:value-type="string">
            <text:p>TUB – iBOSS1</text:p>
          </table:table-cell>
          <table:table-cell table:style-name="ce11" office:value-type="string">
            <text:p>&lt;bitte ausfüllen&gt;</text:p>
          </table:table-cell>
          <table:table-cell table:number-columns-repeated="1014"/>
        </table:table-row>
        <table:table-row table:style-name="ro6">
          <table:table-cell table:style-name="ce10" office:value-type="string">
            <text:p>RT3</text:p>
          </table:table-cell>
          <table:table-cell table:style-name="ce11" office:value-type="string">
            <text:p>Flussregeln</text:p>
          </table:table-cell>
          <table:table-cell table:style-name="ce12" office:value-type="string">
            <text:p>RK1</text:p>
          </table:table-cell>
          <table:table-cell table:style-name="ce11" office:value-type="string">
            <text:p>Verteilung aller BS</text:p>
          </table:table-cell>
          <table:table-cell table:style-name="ce11" office:value-type="string">
            <text:p>Ausge-wählte BS</text:p>
          </table:table-cell>
          <table:table-cell table:style-name="ce11" office:value-type="string">
            <text:p>Durchleitekapa-zitäten der BS</text:p>
          </table:table-cell>
          <table:table-cell table:style-name="ce11" office:value-type="string">
            <text:p>Algorithmus: Maximum-Flow-Problem</text:p>
          </table:table-cell>
          <table:table-cell table:style-name="ce11" office:value-type="string">
            <text:p>Nein</text:p>
          </table:table-cell>
          <table:table-cell table:style-name="ce11" office:value-type="string">
            <text:p>TUB – iBOSS1</text:p>
          </table:table-cell>
          <table:table-cell table:style-name="ce11" office:value-type="string">
            <text:p>&lt;bitte ausfüllen&gt;</text:p>
          </table:table-cell>
          <table:table-cell table:number-columns-repeated="1014"/>
        </table:table-row>
        <table:table-row table:style-name="ro5">
          <table:table-cell table:style-name="ce10" office:value-type="string">
            <text:p>RT4</text:p>
          </table:table-cell>
          <table:table-cell table:style-name="ce11" office:value-type="string">
            <text:p>Anzahl Ver-bindungen</text:p>
          </table:table-cell>
          <table:table-cell table:style-name="ce12" office:value-type="string">
            <text:p>RK1</text:p>
          </table:table-cell>
          <table:table-cell table:style-name="ce11" office:value-type="string">
            <text:p>Verteilung aller BS</text:p>
          </table:table-cell>
          <table:table-cell table:style-name="ce11" office:value-type="string">
            <text:p>Alle BS</text:p>
          </table:table-cell>
          <table:table-cell table:style-name="ce11" office:value-type="string">
            <text:p>Anzahl gültiger Verbindungen</text:p>
          </table:table-cell>
          <table:table-cell table:style-name="ce11" office:value-type="string">
            <text:p>Formel: Anzahl</text:p>
          </table:table-cell>
          <table:table-cell table:style-name="ce11" office:value-type="string">
            <text:p>Ja</text:p>
          </table:table-cell>
          <table:table-cell table:style-name="ce11" office:value-type="string">
            <text:p>FZI – iBOSS1</text:p>
          </table:table-cell>
          <table:table-cell table:style-name="ce11" office:value-type="string">
            <text:p>&lt;bitte ausfüllen&gt;</text:p>
          </table:table-cell>
          <table:table-cell table:number-columns-repeated="1014"/>
        </table:table-row>
        <table:table-row table:style-name="ro7">
          <table:table-cell table:style-name="ce10"/>
          <table:table-cell table:style-name="ce11"/>
          <table:table-cell table:style-name="ce12"/>
          <table:table-cell table:style-name="ce11" table:number-columns-repeated="7"/>
          <table:table-cell table:number-columns-repeated="1014"/>
        </table:table-row>
        <table:table-row table:style-name="ro8">
          <table:table-cell table:style-name="ce10" office:value-type="string">
            <text:p>RT5</text:p>
          </table:table-cell>
          <table:table-cell table:style-name="ce11" office:value-type="string">
            <text:p>BS relativer Abstand (Mindest-/ Maximal)</text:p>
          </table:table-cell>
          <table:table-cell table:style-name="ce13" office:value-type="string">
            <text:p>RK2</text:p>
          </table:table-cell>
          <table:table-cell table:number-columns-repeated="2" table:style-name="ce11" office:value-type="string">
            <text:p>1 BS</text:p>
          </table:table-cell>
          <table:table-cell table:style-name="ce11" office:value-type="string">
            <text:p>Metrische Distanz zwischen BS</text:p>
          </table:table-cell>
          <table:table-cell table:style-name="ce11" office:value-type="string">
            <text:p>Formel: Abstand (Manhattan)</text:p>
          </table:table-cell>
          <table:table-cell table:style-name="ce11" office:value-type="string">
            <text:p>Ja</text:p>
          </table:table-cell>
          <table:table-cell table:style-name="ce11" office:value-type="string">
            <text:p>FZI – iBOSS1</text:p>
          </table:table-cell>
          <table:table-cell table:style-name="ce15" office:value-type="string">
            <text:p>Zwei BS dürfen nicht näher als bzw. weiter voneinander entfernt sein als ein definierter Abstand</text:p>
          </table:table-cell>
          <table:table-cell table:number-columns-repeated="2"/>
          <table:table-cell table:style-name="ce16"/>
          <table:table-cell table:number-columns-repeated="1011"/>
        </table:table-row>
        <table:table-row table:style-name="ro6">
          <table:table-cell table:style-name="ce10" office:value-type="string">
            <text:p>RT6</text:p>
          </table:table-cell>
          <table:table-cell table:style-name="ce11" office:value-type="string">
            <text:p>BS relative Orien-tierung</text:p>
          </table:table-cell>
          <table:table-cell table:style-name="ce13" office:value-type="string">
            <text:p>RK2</text:p>
          </table:table-cell>
          <table:table-cell table:number-columns-repeated="2" table:style-name="ce11" office:value-type="string">
            <text:p>1 BS</text:p>
          </table:table-cell>
          <table:table-cell table:style-name="ce11" office:value-type="string">
            <text:p>Rotation in Grad zwischen BS</text:p>
          </table:table-cell>
          <table:table-cell table:style-name="ce11" office:value-type="string">
            <text:p>Formel: Orientierungs-offset</text:p>
          </table:table-cell>
          <table:table-cell table:style-name="ce11" office:value-type="string">
            <text:p>Ja</text:p>
          </table:table-cell>
          <table:table-cell table:style-name="ce11" office:value-type="string">
            <text:p>FZI – iBOSS1</text:p>
          </table:table-cell>
          <table:table-cell table:style-name="ce15" office:value-type="string">
            <text:p>Zwei BS haben ein Offset bezüglich ihrer Orientierung zueinander</text:p>
          </table:table-cell>
          <table:table-cell table:number-columns-repeated="2"/>
          <table:table-cell table:style-name="ce16"/>
          <table:table-cell table:number-columns-repeated="1011"/>
        </table:table-row>
        <table:table-row table:style-name="ro6">
          <table:table-cell table:style-name="ce10" office:value-type="string">
            <text:p>RT7</text:p>
          </table:table-cell>
          <table:table-cell table:style-name="ce11" office:value-type="string">
            <text:p>BS relative Position</text:p>
          </table:table-cell>
          <table:table-cell table:style-name="ce13" office:value-type="string">
            <text:p>RK2</text:p>
          </table:table-cell>
          <table:table-cell table:number-columns-repeated="2" table:style-name="ce11" office:value-type="string">
            <text:p>1 BS</text:p>
          </table:table-cell>
          <table:table-cell table:style-name="ce11" office:value-type="string">
            <text:p>Translation zwischen BS</text:p>
          </table:table-cell>
          <table:table-cell table:style-name="ce11" office:value-type="string">
            <text:p>Formel: Abstand zur Sat. Seite (Manhattan)</text:p>
          </table:table-cell>
          <table:table-cell table:style-name="ce11" office:value-type="string">
            <text:p>Ja</text:p>
          </table:table-cell>
          <table:table-cell table:style-name="ce11" office:value-type="string">
            <text:p>FZI – iBOSS1</text:p>
          </table:table-cell>
          <table:table-cell table:style-name="ce15" office:value-type="string">
            <text:p>Zwei BS haben ein Offset bezüglich einer Seite des Satelliten</text:p>
          </table:table-cell>
          <table:table-cell table:number-columns-repeated="2"/>
          <table:table-cell table:style-name="ce16"/>
          <table:table-cell table:number-columns-repeated="1011"/>
        </table:table-row>
        <table:table-row table:style-name="ro7">
          <table:table-cell table:style-name="ce10"/>
          <table:table-cell table:style-name="ce11"/>
          <table:table-cell table:style-name="ce13"/>
          <table:table-cell table:style-name="ce11" table:number-columns-repeated="7"/>
          <table:table-cell table:number-columns-repeated="1014"/>
        </table:table-row>
        <table:table-row table:style-name="ro6">
          <table:table-cell table:style-name="ce10" office:value-type="string">
            <text:p>RT8</text:p>
          </table:table-cell>
          <table:table-cell table:style-name="ce11" office:value-type="string">
            <text:p>Sichtfeld frei (FOV)</text:p>
          </table:table-cell>
          <table:table-cell table:style-name="ce4" office:value-type="string">
            <text:p>RK3</text:p>
          </table:table-cell>
          <table:table-cell table:style-name="ce11" office:value-type="string">
            <text:p>1 BS</text:p>
          </table:table-cell>
          <table:table-cell table:style-name="ce11" office:value-type="string">
            <text:p>Übrige BS</text:p>
          </table:table-cell>
          <table:table-cell table:style-name="ce11" office:value-type="string">
            <text:p>Sichtkegel enthält keinen BS</text:p>
          </table:table-cell>
          <table:table-cell table:style-name="ce11" office:value-type="string">
            <text:p>Algorithmus: <text:s/>Schnitt BS-Hülle – Sichtkegel</text:p>
          </table:table-cell>
          <table:table-cell table:style-name="ce11" office:value-type="string">
            <text:p>Ja</text:p>
          </table:table-cell>
          <table:table-cell table:style-name="ce11" office:value-type="string">
            <text:p>FZI – iBOSS1</text:p>
          </table:table-cell>
          <table:table-cell table:style-name="ce11" office:value-type="string">
            <text:p>Sensorsichtkegel darf nicht verdeckt sein</text:p>
          </table:table-cell>
          <table:table-cell table:number-columns-repeated="1014"/>
        </table:table-row>
        <table:table-row table:style-name="ro6">
          <table:table-cell table:style-name="ce10" office:value-type="string">
            <text:p>RT9</text:p>
          </table:table-cell>
          <table:table-cell table:style-name="ce11" office:value-type="string">
            <text:p>BS spez. Orien-tierung</text:p>
          </table:table-cell>
          <table:table-cell table:style-name="ce11" office:value-type="string">
            <text:p>RK3</text:p>
          </table:table-cell>
          <table:table-cell table:style-name="ce11" office:value-type="string">
            <text:p>1 BS</text:p>
          </table:table-cell>
          <table:table-cell table:style-name="ce11" office:value-type="string">
            <text:p>Sat-KS</text:p>
          </table:table-cell>
          <table:table-cell table:style-name="ce11" office:value-type="string">
            <text:p>BS Orientierung in Bezug auf Sat-KS</text:p>
          </table:table-cell>
          <table:table-cell table:style-name="ce11" office:value-type="string">
            <text:p>Formel: Orientierungs-offset</text:p>
          </table:table-cell>
          <table:table-cell table:style-name="ce11" office:value-type="string">
            <text:p>Ja</text:p>
          </table:table-cell>
          <table:table-cell table:style-name="ce11" office:value-type="string">
            <text:p>FZI – iBOSS1</text:p>
          </table:table-cell>
          <table:table-cell table:style-name="ce11" office:value-type="string">
            <text:p>BS soll bestimmte Ausrichtung bezüglich des Sat-KS haben</text:p>
          </table:table-cell>
          <table:table-cell table:number-columns-repeated="1014"/>
        </table:table-row>
        <table:table-row table:style-name="ro6">
          <table:table-cell table:style-name="ce10" office:value-type="string">
            <text:p>RT10</text:p>
          </table:table-cell>
          <table:table-cell table:style-name="ce11" office:value-type="string">
            <text:p>BS spez. Lage im Satelliten</text:p>
          </table:table-cell>
          <table:table-cell table:style-name="ce11" office:value-type="string">
            <text:p>RK3</text:p>
          </table:table-cell>
          <table:table-cell table:style-name="ce11" office:value-type="string">
            <text:p>1 BS</text:p>
          </table:table-cell>
          <table:table-cell table:style-name="ce11" office:value-type="string">
            <text:p>Sat-KS</text:p>
          </table:table-cell>
          <table:table-cell table:style-name="ce11" office:value-type="string">
            <text:p>BS Lage in Bezug auf Sat-KS</text:p>
          </table:table-cell>
          <table:table-cell table:style-name="ce11" office:value-type="string">
            <text:p>Formel: Positionsoffset</text:p>
          </table:table-cell>
          <table:table-cell table:style-name="ce11" office:value-type="string">
            <text:p>Ja</text:p>
          </table:table-cell>
          <table:table-cell table:style-name="ce11" office:value-type="string">
            <text:p>FZI – iBOSS1</text:p>
          </table:table-cell>
          <table:table-cell table:style-name="ce15" office:value-type="string">
            <text:p>BS soll bestimmte Position bezüglich des Sat-KS haben</text:p>
          </table:table-cell>
          <table:table-cell table:number-columns-repeated="1014"/>
        </table:table-row>
        <table:table-row table:style-name="ro9">
          <table:table-cell table:style-name="ce10" office:value-type="string">
            <text:p>...</text:p>
          </table:table-cell>
          <table:table-cell table:style-name="ce11" office:value-type="string">
            <text:p>...</text:p>
          </table:table-cell>
          <table:table-cell table:style-name="ce4" office:value-type="string">
            <text:p>...</text:p>
          </table:table-cell>
          <table:table-cell table:number-columns-repeated="7" table:style-name="ce11" office:value-type="string">
            <text:p>...</text:p>
          </table:table-cell>
          <table:table-cell table:number-columns-repeated="1014"/>
        </table:table-row>
        <table:table-row table:style-name="ro9" table:number-rows-repeated="104855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geln" table:style-name="ta1" table:print="false">
        <table:table-column table:style-name="co25" table:default-cell-style-name="ce24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11" table:default-cell-style-name="ce11"/>
        <table:table-column table:style-name="co29" table:default-cell-style-name="ce11"/>
        <table:table-column table:style-name="co30" table:default-cell-style-name="ce11"/>
        <table:table-column table:style-name="co15" table:default-cell-style-name="ce11"/>
        <table:table-column table:style-name="co31" table:default-cell-style-name="ce11"/>
        <table:table-column table:style-name="co32" table:default-cell-style-name="ce11"/>
        <table:table-row table:style-name="ro1">
          <table:table-cell table:style-name="ce1" office:value-type="string" table:number-columns-spanned="10" table:number-rows-spanned="1">
            <text:p>Definition von Regeln</text:p>
          </table:table-cell>
          <table:covered-table-cell table:number-columns-repeated="9" table:style-name="ce2"/>
        </table:table-row>
        <table:table-row table:style-name="ro2">
          <table:table-cell table:style-name="ce2" table:number-columns-repeated="10"/>
        </table:table-row>
        <table:table-row table:style-name="ro5">
          <table:table-cell table:style-name="ce9" office:value-type="string">
            <text:p>ID</text:p>
          </table:table-cell>
          <table:table-cell table:style-name="ce9" office:value-type="string">
            <text:p>Name</text:p>
          </table:table-cell>
          <table:table-cell table:style-name="ce9" office:value-type="string">
            <text:p>RK, RT</text:p>
          </table:table-cell>
          <table:table-cell table:style-name="ce9" office:value-type="string">
            <text:p>Wirkt auf</text:p>
          </table:table-cell>
          <table:table-cell table:style-name="ce9" office:value-type="string">
            <text:p>Bezüglich</text:p>
          </table:table-cell>
          <table:table-cell table:style-name="ce9" office:value-type="string">
            <text:p>Ursache</text:p>
          </table:table-cell>
          <table:table-cell table:style-name="ce9" office:value-type="string">
            <text:p>Bewertung</text:p>
          </table:table-cell>
          <table:table-cell table:style-name="ce9" office:value-type="string">
            <text:p>Impl.</text:p>
          </table:table-cell>
          <table:table-cell table:style-name="ce14" office:value-type="string">
            <text:p>Ansprech-partner</text:p>
          </table:table-cell>
          <table:table-cell table:style-name="ce9" office:value-type="string">
            <text:p>Beschreibung</text:p>
          </table:table-cell>
        </table:table-row>
        <table:table-row table:style-name="ro6">
          <table:table-cell office:value-type="float" office:value="1">
            <text:p>R1</text:p>
          </table:table-cell>
          <table:table-cell office:value-type="string">
            <text:p>Satellit zusammen-hängend</text:p>
          </table:table-cell>
          <table:table-cell office:value-type="string">
            <text:p>RK1, RT1</text:p>
          </table:table-cell>
          <table:table-cell office:value-type="string">
            <text:p>Gesamt-satellit</text:p>
          </table:table-cell>
          <table:table-cell office:value-type="string">
            <text:p>Gesamt-satellit</text:p>
          </table:table-cell>
          <table:table-cell office:value-type="string">
            <text:p>Grundvor-aussetzung</text:p>
          </table:table-cell>
          <table:table-cell office:value-type="string">
            <text:p>Anzahl Cluster = 1</text:p>
          </table:table-cell>
          <table:table-cell office:value-type="string">
            <text:p>Ja</text:p>
          </table:table-cell>
          <table:table-cell office:value-type="string">
            <text:p>FZI – iBOSS1</text:p>
          </table:table-cell>
          <table:table-cell office:value-type="string">
            <text:p>&lt;bitte ausfüllen&gt;</text:p>
          </table:table-cell>
        </table:table-row>
        <table:table-row table:style-name="ro6">
          <table:table-cell table:formula="of:=[.A4]+1" office:value-type="float" office:value="2">
            <text:p>R2</text:p>
          </table:table-cell>
          <table:table-cell office:value-type="string">
            <text:p>Struktur-BS zusammen-hängend</text:p>
          </table:table-cell>
          <table:table-cell office:value-type="string">
            <text:p>RK1, RT1</text:p>
          </table:table-cell>
          <table:table-cell table:number-columns-repeated="2" office:value-type="string">
            <text:p>Alle Struktur BS</text:p>
          </table:table-cell>
          <table:table-cell office:value-type="string">
            <text:p>Grundvor-aussetzung</text:p>
          </table:table-cell>
          <table:table-cell office:value-type="string">
            <text:p>Anzahl Struktur BS Cluster = 1</text:p>
          </table:table-cell>
          <table:table-cell office:value-type="string">
            <text:p>Ja</text:p>
          </table:table-cell>
          <table:table-cell office:value-type="string">
            <text:p>FZI – iBOSS1</text:p>
          </table:table-cell>
          <table:table-cell office:value-type="string">
            <text:p>&lt;bitte ausfüllen&gt;</text:p>
          </table:table-cell>
        </table:table-row>
        <table:table-row table:style-name="ro12">
          <table:table-cell table:formula="of:=[.A5]+1" office:value-type="float" office:value="3">
            <text:p>R3</text:p>
          </table:table-cell>
          <table:table-cell office:value-type="string">
            <text:p>Massenschwer-punkt dicht bei geometrischem Schwerpunkt</text:p>
          </table:table-cell>
          <table:table-cell office:value-type="string">
            <text:p>RK1, RT2</text:p>
          </table:table-cell>
          <table:table-cell office:value-type="string">
            <text:p>Gesamt-satellit</text:p>
          </table:table-cell>
          <table:table-cell office:value-type="string">
            <text:p>Gesamt-satellit</text:p>
          </table:table-cell>
          <table:table-cell office:value-type="string">
            <text:p>Grundvor-aussetzung</text:p>
          </table:table-cell>
          <table:table-cell office:value-type="string">
            <text:p>Proportional Abstand der Schwerpunkte</text:p>
          </table:table-cell>
          <table:table-cell office:value-type="string">
            <text:p>Nein</text:p>
          </table:table-cell>
          <table:table-cell office:value-type="string">
            <text:p>TUB – iBOSS1</text:p>
          </table:table-cell>
          <table:table-cell office:value-type="string">
            <text:p>&lt;bitte ausfüllen&gt;</text:p>
          </table:table-cell>
        </table:table-row>
        <table:table-row table:style-name="ro5">
          <table:table-cell table:formula="of:=[.A6]+1" office:value-type="float" office:value="4">
            <text:p>R4</text:p>
          </table:table-cell>
          <table:table-cell office:value-type="string">
            <text:p>Stromfluss</text:p>
          </table:table-cell>
          <table:table-cell office:value-type="string">
            <text:p>RK1, RT3</text:p>
          </table:table-cell>
          <table:table-cell office:value-type="string">
            <text:p>Gesamt-satellit</text:p>
          </table:table-cell>
          <table:table-cell office:value-type="string">
            <text:p>Gesamt-satellit</text:p>
          </table:table-cell>
          <table:table-cell office:value-type="string">
            <text:p>Grundvor-aussetzung</text:p>
          </table:table-cell>
          <table:table-cell office:value-type="string">
            <text:p>Stromfluss &gt;= Schwellenwert</text:p>
          </table:table-cell>
          <table:table-cell office:value-type="string">
            <text:p>Nein</text:p>
          </table:table-cell>
          <table:table-cell office:value-type="string">
            <text:p>TUB – iBOSS1</text:p>
          </table:table-cell>
          <table:table-cell office:value-type="string">
            <text:p>&lt;bitte ausfüllen&gt;</text:p>
          </table:table-cell>
        </table:table-row>
        <table:table-row table:style-name="ro5">
          <table:table-cell table:formula="of:=[.A7]+1" office:value-type="float" office:value="5">
            <text:p>R5</text:p>
          </table:table-cell>
          <table:table-cell office:value-type="string">
            <text:p>Datenfluss</text:p>
          </table:table-cell>
          <table:table-cell office:value-type="string">
            <text:p>RK1, RT3</text:p>
          </table:table-cell>
          <table:table-cell office:value-type="string">
            <text:p>Gesamt-satellit</text:p>
          </table:table-cell>
          <table:table-cell office:value-type="string">
            <text:p>Gesamt-satellit</text:p>
          </table:table-cell>
          <table:table-cell office:value-type="string">
            <text:p>Grundvor-aussetzung</text:p>
          </table:table-cell>
          <table:table-cell office:value-type="string">
            <text:p>Datenfluss &gt;= Schwellenwert</text:p>
          </table:table-cell>
          <table:table-cell office:value-type="string">
            <text:p>Nein</text:p>
          </table:table-cell>
          <table:table-cell office:value-type="string">
            <text:p>TUB – iBOSS1</text:p>
          </table:table-cell>
          <table:table-cell office:value-type="string">
            <text:p>&lt;bitte ausfüllen&gt;</text:p>
          </table:table-cell>
        </table:table-row>
        <table:table-row table:style-name="ro5">
          <table:table-cell table:formula="of:=[.A8]+1" office:value-type="float" office:value="6">
            <text:p>R6</text:p>
          </table:table-cell>
          <table:table-cell office:value-type="string">
            <text:p>Wärmefluss</text:p>
          </table:table-cell>
          <table:table-cell office:value-type="string">
            <text:p>RK1, RT3</text:p>
          </table:table-cell>
          <table:table-cell office:value-type="string">
            <text:p>Gesamt-satellit</text:p>
          </table:table-cell>
          <table:table-cell office:value-type="string">
            <text:p>Gesamt-satellit</text:p>
          </table:table-cell>
          <table:table-cell office:value-type="string">
            <text:p>Grundvor-aussetzung</text:p>
          </table:table-cell>
          <table:table-cell office:value-type="string">
            <text:p>Wärmefluss &gt;= Schwellenwert</text:p>
          </table:table-cell>
          <table:table-cell office:value-type="string">
            <text:p>Nein</text:p>
          </table:table-cell>
          <table:table-cell office:value-type="string">
            <text:p>TUB – iBOSS1</text:p>
          </table:table-cell>
          <table:table-cell office:value-type="string">
            <text:p>&lt;bitte ausfüllen&gt;</text:p>
          </table:table-cell>
        </table:table-row>
        <table:table-row table:style-name="ro9">
          <table:table-cell/>
          <table:table-cell table:number-columns-repeated="9" office:value-type="string">
            <text:p>...</text:p>
          </table:table-cell>
        </table:table-row>
        <table:table-row table:style-name="ro13">
          <table:table-cell table:number-columns-repeated="10"/>
        </table:table-row>
        <table:table-row table:style-name="ro6">
          <table:table-cell table:formula="of:=[.A9]+1" office:value-type="float" office:value="7">
            <text:p>R7</text:p>
          </table:table-cell>
          <table:table-cell office:value-type="string">
            <text:p>Kompakter Satellit</text:p>
          </table:table-cell>
          <table:table-cell office:value-type="string">
            <text:p>RK1, RT4</text:p>
          </table:table-cell>
          <table:table-cell office:value-type="string">
            <text:p>Gesamt-satellit</text:p>
          </table:table-cell>
          <table:table-cell office:value-type="string">
            <text:p>Gesamt-satellit</text:p>
          </table:table-cell>
          <table:table-cell office:value-type="string">
            <text:p>Grundvor-aussetzung</text:p>
          </table:table-cell>
          <table:table-cell office:value-type="string">
            <text:p>Anzahl gültiger Verbind. <text:s/>&gt;= Schwellenwert</text:p>
          </table:table-cell>
          <table:table-cell office:value-type="string">
            <text:p>Ja</text:p>
          </table:table-cell>
          <table:table-cell office:value-type="string">
            <text:p>FZI – iBOSS1</text:p>
          </table:table-cell>
          <table:table-cell office:value-type="string">
            <text:p>&lt;bitte ausfüllen&gt;</text:p>
          </table:table-cell>
        </table:table-row>
        <table:table-row table:style-name="ro6">
          <table:table-cell table:formula="of:=[.A12]+1" office:value-type="float" office:value="8">
            <text:p>R8</text:p>
          </table:table-cell>
          <table:table-cell office:value-type="string">
            <text:p>Mindestabstand: Magnetometer zu Magnetorquer</text:p>
          </table:table-cell>
          <table:table-cell office:value-type="string">
            <text:p>RK2, RT5</text:p>
          </table:table-cell>
          <table:table-cell office:value-type="string">
            <text:p>BS1: Magne-tometer</text:p>
          </table:table-cell>
          <table:table-cell office:value-type="string">
            <text:p>BS2: Magne-torquer</text:p>
          </table:table-cell>
          <table:table-cell office:value-type="string">
            <text:p>U1: Beein-flusst durch Magnetfeld</text:p>
          </table:table-cell>
          <table:table-cell office:value-type="string">
            <text:p>Abstand &gt;= Schwellenwert des BS</text:p>
          </table:table-cell>
          <table:table-cell office:value-type="string">
            <text:p>Ja</text:p>
          </table:table-cell>
          <table:table-cell office:value-type="string">
            <text:p>FZI – iBOSS1</text:p>
          </table:table-cell>
          <table:table-cell office:value-type="string">
            <text:p>&lt;bitte ausfüllen&gt;</text:p>
          </table:table-cell>
        </table:table-row>
        <table:table-row table:style-name="ro6">
          <table:table-cell table:formula="of:=[.A13]+1" office:value-type="float" office:value="9">
            <text:p>R9</text:p>
          </table:table-cell>
          <table:table-cell office:value-type="string">
            <text:p>Gleiche Orientierung: Stereokamera</text:p>
          </table:table-cell>
          <table:table-cell office:value-type="string">
            <text:p>RK2, RT6</text:p>
          </table:table-cell>
          <table:table-cell office:value-type="string">
            <text:p>BS1: Kamera links</text:p>
          </table:table-cell>
          <table:table-cell office:value-type="string">
            <text:p>BS2: Kamera rechts</text:p>
          </table:table-cell>
          <table:table-cell office:value-type="string">
            <text:p>U2: Stereosehen</text:p>
          </table:table-cell>
          <table:table-cell office:value-type="string">
            <text:p>Orientierungs-offset &lt;= 0</text:p>
          </table:table-cell>
          <table:table-cell office:value-type="string">
            <text:p>Ja</text:p>
          </table:table-cell>
          <table:table-cell office:value-type="string">
            <text:p>FZI – iBOSS1</text:p>
          </table:table-cell>
          <table:table-cell office:value-type="string">
            <text:p>&lt;bitte ausfüllen&gt;</text:p>
          </table:table-cell>
        </table:table-row>
        <table:table-row table:style-name="ro6">
          <table:table-cell table:formula="of:=[.A14]+1" office:value-type="float" office:value="10">
            <text:p>R10</text:p>
          </table:table-cell>
          <table:table-cell office:value-type="string">
            <text:p>Keine Blendung: Beleuchtung zu Kamera</text:p>
          </table:table-cell>
          <table:table-cell office:value-type="string">
            <text:p>RK2, RT6</text:p>
          </table:table-cell>
          <table:table-cell office:value-type="string">
            <text:p>BS1: Beleuch-tung</text:p>
          </table:table-cell>
          <table:table-cell office:value-type="string">
            <text:p>BS2: Kamera</text:p>
          </table:table-cell>
          <table:table-cell office:value-type="string">
            <text:p>U3: Beleuchtung Stahlt (Licht)</text:p>
          </table:table-cell>
          <table:table-cell office:value-type="string">
            <text:p>Orientierungs-offset nicht gegengleich</text:p>
          </table:table-cell>
          <table:table-cell office:value-type="string">
            <text:p>Ja</text:p>
          </table:table-cell>
          <table:table-cell office:value-type="string">
            <text:p>FZI – iBOSS1</text:p>
          </table:table-cell>
          <table:table-cell office:value-type="string">
            <text:p>&lt;bitte ausfüllen&gt;</text:p>
          </table:table-cell>
        </table:table-row>
        <table:table-row table:style-name="ro6">
          <table:table-cell table:formula="of:=[.A15]+1" office:value-type="float" office:value="11">
            <text:p>R11</text:p>
          </table:table-cell>
          <table:table-cell office:value-type="string">
            <text:p>Maximalabstand: Sensor-BS zu Rechner-BS</text:p>
          </table:table-cell>
          <table:table-cell office:value-type="string">
            <text:p>RK2, RT5</text:p>
          </table:table-cell>
          <table:table-cell office:value-type="string">
            <text:p>BS1: hohe Datenrate Sensor-BS</text:p>
          </table:table-cell>
          <table:table-cell office:value-type="string">
            <text:p>BS2: Rechner-BS</text:p>
          </table:table-cell>
          <table:table-cell office:value-type="string">
            <text:p>U7: hohe Datenrate</text:p>
          </table:table-cell>
          <table:table-cell office:value-type="string">
            <text:p>Abstand &lt;= Schwellenwert des BS</text:p>
          </table:table-cell>
          <table:table-cell office:value-type="string">
            <text:p>Nein</text:p>
          </table:table-cell>
          <table:table-cell office:value-type="string">
            <text:p>FZI – iBOSS1</text:p>
          </table:table-cell>
          <table:table-cell office:value-type="string">
            <text:p>Schnelle Datenüber-tragung</text:p>
          </table:table-cell>
        </table:table-row>
        <table:table-row table:style-name="ro9">
          <table:table-cell/>
          <table:table-cell table:number-columns-repeated="9" office:value-type="string">
            <text:p>...</text:p>
          </table:table-cell>
        </table:table-row>
        <table:table-row table:style-name="ro13">
          <table:table-cell table:number-columns-repeated="10"/>
        </table:table-row>
        <table:table-row table:style-name="ro5">
          <table:table-cell table:formula="of:=[.A16]+1" office:value-type="float" office:value="12">
            <text:p>R12</text:p>
          </table:table-cell>
          <table:table-cell office:value-type="string">
            <text:p>Sonnensensor freies Sichtfeld</text:p>
          </table:table-cell>
          <table:table-cell office:value-type="string">
            <text:p>RK3, RT8</text:p>
          </table:table-cell>
          <table:table-cell office:value-type="string">
            <text:p>BS</text:p>
          </table:table-cell>
          <table:table-cell office:value-type="string">
            <text:p>Gesamt-satellit</text:p>
          </table:table-cell>
          <table:table-cell office:value-type="string">
            <text:p>U4: Sensor mit Sichtfeld</text:p>
          </table:table-cell>
          <table:table-cell office:value-type="string">
            <text:p>True / False</text:p>
          </table:table-cell>
          <table:table-cell office:value-type="string">
            <text:p>Ja</text:p>
          </table:table-cell>
          <table:table-cell office:value-type="string">
            <text:p>FZI – iBOSS1</text:p>
          </table:table-cell>
          <table:table-cell office:value-type="string">
            <text:p>&lt;bitte ausfüllen&gt;</text:p>
          </table:table-cell>
        </table:table-row>
        <table:table-row table:style-name="ro5">
          <table:table-cell table:formula="of:=[.A19]+1" office:value-type="float" office:value="13">
            <text:p>R13</text:p>
          </table:table-cell>
          <table:table-cell office:value-type="string">
            <text:p>Sternensensor freies Sichtfeld</text:p>
          </table:table-cell>
          <table:table-cell office:value-type="string">
            <text:p>RK3, RT8</text:p>
          </table:table-cell>
          <table:table-cell office:value-type="string">
            <text:p>BS</text:p>
          </table:table-cell>
          <table:table-cell office:value-type="string">
            <text:p>Gesamt-satellit</text:p>
          </table:table-cell>
          <table:table-cell office:value-type="string">
            <text:p>U4: Sensor mit Sichtfeld</text:p>
          </table:table-cell>
          <table:table-cell office:value-type="string">
            <text:p>True / False</text:p>
          </table:table-cell>
          <table:table-cell office:value-type="string">
            <text:p>Ja</text:p>
          </table:table-cell>
          <table:table-cell office:value-type="string">
            <text:p>FZI – iBOSS1</text:p>
          </table:table-cell>
          <table:table-cell office:value-type="string">
            <text:p>&lt;bitte ausfüllen&gt;</text:p>
          </table:table-cell>
        </table:table-row>
        <table:table-row table:style-name="ro5">
          <table:table-cell table:formula="of:=[.A20]+1" office:value-type="float" office:value="14">
            <text:p>R14</text:p>
          </table:table-cell>
          <table:table-cell office:value-type="string">
            <text:p>Kamera BS <text:s/>freies Sichtfeld</text:p>
          </table:table-cell>
          <table:table-cell office:value-type="string">
            <text:p>RK3, RT8</text:p>
          </table:table-cell>
          <table:table-cell office:value-type="string">
            <text:p>BS</text:p>
          </table:table-cell>
          <table:table-cell office:value-type="string">
            <text:p>Gesamt-satellit</text:p>
          </table:table-cell>
          <table:table-cell office:value-type="string">
            <text:p>U4: Sensor mit Sichtfeld</text:p>
          </table:table-cell>
          <table:table-cell office:value-type="string">
            <text:p>True / False</text:p>
          </table:table-cell>
          <table:table-cell office:value-type="string">
            <text:p>Ja</text:p>
          </table:table-cell>
          <table:table-cell office:value-type="string">
            <text:p>FZI – iBOSS1</text:p>
          </table:table-cell>
          <table:table-cell office:value-type="string">
            <text:p>&lt;bitte ausfüllen&gt;</text:p>
          </table:table-cell>
        </table:table-row>
        <table:table-row table:style-name="ro12">
          <table:table-cell table:formula="of:=[.A21]+1" office:value-type="float" office:value="15">
            <text:p>R15</text:p>
          </table:table-cell>
          <table:table-cell office:value-type="string">
            <text:p>Radiator-BS auf Satellitenhülle</text:p>
          </table:table-cell>
          <table:table-cell office:value-type="string">
            <text:p>RK3, RT10</text:p>
          </table:table-cell>
          <table:table-cell office:value-type="string">
            <text:p>BS</text:p>
          </table:table-cell>
          <table:table-cell office:value-type="string">
            <text:p>Gesamt-satellit</text:p>
          </table:table-cell>
          <table:table-cell office:value-type="string">
            <text:p>U5: Wärme-abfuhr</text:p>
          </table:table-cell>
          <table:table-cell office:value-type="string">
            <text:p>Position auf der Hülle des Sat.</text:p>
          </table:table-cell>
          <table:table-cell office:value-type="string">
            <text:p>Nein</text:p>
          </table:table-cell>
          <table:table-cell office:value-type="string">
            <text:p>FZI – iBOSS1</text:p>
          </table:table-cell>
          <table:table-cell table:style-name="ce15" office:value-type="string">
            <text:p>Radiator hat kein FOV, soll aber Wärme abgeben </text:p>
          </table:table-cell>
        </table:table-row>
        <table:table-row table:style-name="ro12">
          <table:table-cell table:formula="of:=[.A22]+1" office:value-type="float" office:value="16">
            <text:p>R16</text:p>
          </table:table-cell>
          <table:table-cell office:value-type="string">
            <text:p>BS im Satelliteninnern</text:p>
          </table:table-cell>
          <table:table-cell office:value-type="string">
            <text:p>RK3, RT10</text:p>
          </table:table-cell>
          <table:table-cell office:value-type="string">
            <text:p>BS</text:p>
          </table:table-cell>
          <table:table-cell office:value-type="string">
            <text:p>Gesamt-satellit</text:p>
          </table:table-cell>
          <table:table-cell office:value-type="string">
            <text:p>U6: Sonnen-strahlung</text:p>
          </table:table-cell>
          <table:table-cell office:value-type="string">
            <text:p>Position im Inneren des Sat.</text:p>
          </table:table-cell>
          <table:table-cell office:value-type="string">
            <text:p>Nein</text:p>
          </table:table-cell>
          <table:table-cell office:value-type="string">
            <text:p>FZI – iBOSS1</text:p>
          </table:table-cell>
          <table:table-cell table:style-name="ce15" office:value-type="string">
            <text:p><text:span text:style-name="T1">Es gibt </text:span><text:span text:style-name="T1">keine Seite </text:span><text:span text:style-name="T1">die immer </text:span><text:span text:style-name="T1">im Schatten </text:span><text:span text:style-name="T1">liegt</text:span></text:p>
          </table:table-cell>
        </table:table-row>
        <table:table-row table:style-name="ro9">
          <table:table-cell/>
          <table:table-cell table:number-columns-repeated="9" office:value-type="string">
            <text:p>...</text:p>
          </table:table-cell>
        </table:table-row>
        <table:table-row table:style-name="ro9">
          <table:table-cell table:style-name="ce25"/>
          <table:table-cell table:style-name="Default" table:number-columns-repeated="9"/>
        </table:table-row>
        <table:table-row table:style-name="ro9">
          <table:table-cell table:style-name="ce25"/>
          <table:table-cell table:style-name="Default" table:number-columns-repeated="9"/>
        </table:table-row>
      </table:table>
      <table:table table:name="Ursachen" table:style-name="ta1" table:print="false">
        <table:table-column table:style-name="co33" table:default-cell-style-name="ce10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row table:style-name="ro1">
          <table:table-cell table:style-name="ce1" office:value-type="string" table:number-columns-spanned="6" table:number-rows-spanned="1">
            <text:p>Definition von Ursachen</text:p>
          </table:table-cell>
          <table:covered-table-cell table:number-columns-repeated="5" table:style-name="ce2"/>
        </table:table-row>
        <table:table-row table:style-name="ro2">
          <table:table-cell table:style-name="ce2" table:number-columns-repeated="6"/>
        </table:table-row>
        <table:table-row table:style-name="ro6">
          <table:table-cell table:style-name="ce9" office:value-type="string">
            <text:p>ID</text:p>
          </table:table-cell>
          <table:table-cell table:style-name="ce9" office:value-type="string">
            <text:p>Ursache</text:p>
          </table:table-cell>
          <table:table-cell table:style-name="ce9" office:value-type="string">
            <text:p>Überträger</text:p>
          </table:table-cell>
          <table:table-cell table:style-name="ce9" office:value-type="string">
            <text:p>Wechselwirkung (Verursacher – Beeinflusster)</text:p>
          </table:table-cell>
          <table:table-cell table:style-name="ce14" office:value-type="string">
            <text:p>Ansprech-partner</text:p>
          </table:table-cell>
          <table:table-cell table:style-name="ce9" office:value-type="string">
            <text:p>Beschreibung</text:p>
          </table:table-cell>
        </table:table-row>
        <table:table-row table:style-name="ro9">
          <table:table-cell office:value-type="string">
            <text:p>U1</text:p>
          </table:table-cell>
          <table:table-cell table:number-columns-repeated="2" office:value-type="string">
            <text:p>Magnetfeld</text:p>
          </table:table-cell>
          <table:table-cell office:value-type="string">
            <text:p>Beeinflusster</text:p>
          </table:table-cell>
          <table:table-cell office:value-type="string">
            <text:p>FZI – iBOSS1</text:p>
          </table:table-cell>
          <table:table-cell office:value-type="string">
            <text:p>&lt;bitte ausfüllen&gt;</text:p>
          </table:table-cell>
        </table:table-row>
        <table:table-row table:style-name="ro9">
          <table:table-cell office:value-type="string">
            <text:p>U2</text:p>
          </table:table-cell>
          <table:table-cell table:style-name="ce26" office:value-type="string">
            <text:p>Stereosehen</text:p>
          </table:table-cell>
          <table:table-cell office:value-type="string">
            <text:p>-</text:p>
          </table:table-cell>
          <table:table-cell office:value-type="string">
            <text:p>Beeinflusster</text:p>
          </table:table-cell>
          <table:table-cell office:value-type="string">
            <text:p>FZI – iBOSS1</text:p>
          </table:table-cell>
          <table:table-cell office:value-type="string">
            <text:p>&lt;bitte ausfüllen&gt;</text:p>
          </table:table-cell>
        </table:table-row>
        <table:table-row table:style-name="ro9">
          <table:table-cell office:value-type="string">
            <text:p>U3</text:p>
          </table:table-cell>
          <table:table-cell office:value-type="string">
            <text:p>Stahlt (Licht)</text:p>
          </table:table-cell>
          <table:table-cell office:value-type="string">
            <text:p>Stahlung (Licht)</text:p>
          </table:table-cell>
          <table:table-cell office:value-type="string">
            <text:p>Verursacher</text:p>
          </table:table-cell>
          <table:table-cell office:value-type="string">
            <text:p>FZI – iBOSS1</text:p>
          </table:table-cell>
          <table:table-cell office:value-type="string">
            <text:p>&lt;bitte ausfüllen&gt;</text:p>
          </table:table-cell>
        </table:table-row>
        <table:table-row table:style-name="ro9">
          <table:table-cell office:value-type="string">
            <text:p>U4</text:p>
          </table:table-cell>
          <table:table-cell office:value-type="string">
            <text:p>Sichtfeld (FOV)</text:p>
          </table:table-cell>
          <table:table-cell office:value-type="string">
            <text:p>Sichtkegel</text:p>
          </table:table-cell>
          <table:table-cell office:value-type="string">
            <text:p>Beeinflusster</text:p>
          </table:table-cell>
          <table:table-cell office:value-type="string">
            <text:p>FZI – iBOSS1</text:p>
          </table:table-cell>
          <table:table-cell office:value-type="string">
            <text:p>&lt;bitte ausfüllen&gt;</text:p>
          </table:table-cell>
        </table:table-row>
        <table:table-row table:style-name="ro9">
          <table:table-cell office:value-type="string">
            <text:p>U5</text:p>
          </table:table-cell>
          <table:table-cell office:value-type="string">
            <text:p>Wärmeabfuhr</text:p>
          </table:table-cell>
          <table:table-cell office:value-type="string">
            <text:p>Wärme</text:p>
          </table:table-cell>
          <table:table-cell office:value-type="string">
            <text:p>Beeinflusster</text:p>
          </table:table-cell>
          <table:table-cell office:value-type="string">
            <text:p>FZI – iBOSS1</text:p>
          </table:table-cell>
          <table:table-cell office:value-type="string">
            <text:p>&lt;bitte ausfüllen&gt;</text:p>
          </table:table-cell>
        </table:table-row>
        <table:table-row table:style-name="ro5">
          <table:table-cell office:value-type="string">
            <text:p>U6</text:p>
          </table:table-cell>
          <table:table-cell office:value-type="string">
            <text:p>Keine direkte Sonnenstrahlung</text:p>
          </table:table-cell>
          <table:table-cell office:value-type="string">
            <text:p>Strahlung</text:p>
          </table:table-cell>
          <table:table-cell office:value-type="string">
            <text:p>Beeinflusster</text:p>
          </table:table-cell>
          <table:table-cell office:value-type="string">
            <text:p>FZI – iBOSS1</text:p>
          </table:table-cell>
          <table:table-cell office:value-type="string">
            <text:p>&lt;bitte ausfüllen&gt;</text:p>
          </table:table-cell>
        </table:table-row>
        <table:table-row table:style-name="ro9">
          <table:table-cell office:value-type="string">
            <text:p>U7</text:p>
          </table:table-cell>
          <table:table-cell office:value-type="string">
            <text:p>hohe Datenrate</text:p>
          </table:table-cell>
          <table:table-cell office:value-type="string">
            <text:p>Daten</text:p>
          </table:table-cell>
          <table:table-cell office:value-type="string">
            <text:p>Verursacher</text:p>
          </table:table-cell>
          <table:table-cell office:value-type="string">
            <text:p>FZI – iBOSS1</text:p>
          </table:table-cell>
          <table:table-cell office:value-type="string">
            <text:p>&lt;bitte ausfüllen&gt;</text:p>
          </table:table-cell>
        </table:table-row>
        <table:table-row table:style-name="ro9">
          <table:table-cell table:number-columns-repeated="3" office:value-type="string">
            <text:p>...</text:p>
          </table:table-cell>
          <table:table-cell/>
          <table:table-cell table:number-columns-repeated="2" office:value-type="string">
            <text:p>..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AAAA+ArialMT" svg:font-family="BAAAAA+ArialMT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 number:title="Regel">
      <number:text>R</number:text>
      <number:number number:decimal-places="0" number:min-integer-digits="1"/>
    </number:number-style>
    <style:style style:name="Default" style:family="table-cell">
      <style:text-properties style:font-name-asian="文泉驛微米黑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3.04.2013</text:date>, <text:time>13:0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Pfotzer</meta:initial-creator>
    <meta:creation-date>2013-03-28T14:43:41</meta:creation-date>
    <dc:date>2013-04-03T13:07:48</dc:date>
    <dc:creator>Lars Pfotzer</dc:creator>
    <meta:editing-duration>PT11H23M5S</meta:editing-duration>
    <meta:editing-cycles>93</meta:editing-cycles>
    <meta:generator>OpenOffice.org/3.4.1$Linux OpenOffice.org_project/341m1$Build-9593</meta:generator>
    <meta:document-statistic meta:table-count="4" meta:cell-count="413" meta:object-count="0"/>
  </office:meta>
</office:document-meta>
</file>